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4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ACK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EG</text:p>
          </table:table-cell>
          <table:table-cell table:number-columns-repeated="3"/>
          <table:table-cell office:value-type="string" calcext:value-type="string">
            <text:p>PRK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pt-Resource-Priority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-Events</text:p>
          </table:table-cell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a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ar</text:p>
          </table:table-cell>
          <table:table-cell table:number-columns-repeated="6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*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ires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loc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location-Error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-Breadth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 office:value-type="float" office:value="423" calcext:value-type="float">
            <text:p>423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a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vacy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c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 18x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red-By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quest-Disposition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ource-Priority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 413 480 486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ry-Af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try-Af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r</text:p>
          </table:table-cell>
          <table:table-cell table:number-columns-repeated="6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eq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office:value-type="string" calcext:value-type="string">
            <text:p>Security-Client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office:value-type="string" calcext:value-type="string">
            <text:p>Security-Server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office:value-type="string" calcext:value-type="string">
            <text:p>Security-Verify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scription-State</text:p>
          </table:table-cell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*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m*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 table:number-columns-repeated="2"/>
          <table:table-cell table:number-columns-repeated="6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 table:number-columns-repeated="2"/>
          <table:table-cell table:number-columns-repeated="6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r</text:p>
          </table:table-cell>
          <table:table-cell table:number-columns-repeated="6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 table:number-rows-repeated="104848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default-cell-style-name="ce2"/>
        <table:table-column table:style-name="co4" table:default-cell-style-name="ce1"/>
        <table:table-column table:style-name="co4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PRACK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F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ept-Resource-Priorit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ow-Event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/>
          <table:table-cell office:value-type="string" calcext:value-type="string">
            <text:p>*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/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ires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olocation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eolocation-Error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-Breadth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vac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,18x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erred-B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/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quest-Disposition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ource-Priorit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500,503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600,603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eq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urity-Client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ecurity-Server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ecurity-Verif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scription-Stat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a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WW-Authenticat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 table:number-rows-repeated="104848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ept-Resource-Priority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ow-Event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ll-Inf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485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olocation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Geolocation-Error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x-Breadth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xy-Authenticat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Ack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,401,484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erred-By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quest-Disposition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ource-Priority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500,503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600,603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RSeq</text:p>
          </table:table-cell>
          <table:table-cell office:value-type="string" calcext:value-type="string">
            <text:p>1x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urity-Client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ecurity-Server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ecurity-Verify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bscription-State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(1)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WW-Authenticate</text:p>
          </table:table-cell>
          <table:table-cell/>
          <table:table-cell table:style-name="Default" table:number-columns-repeated="3"/>
        </table:table-row>
        <table:table-row table:style-name="ro1" table:number-rows-repeated="104848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8" table:default-cell-style-name="Default"/>
        <table:table-column table:style-name="co1" table:default-cell-style-name="ce3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/>
          <table:table-cell office:value-type="string" calcext:value-type="string">
            <text:p>Header fiel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cept-Resource-Priorit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ert-Inf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Allow-Events</text:p>
          </table:table-cell>
          <table:table-cell office:value-type="string" calcext:value-type="string">
            <text:p>(1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485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(1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pire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olocat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eolocation-Erro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x-Breadth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Ack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,18x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erred-B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quest-Dispositi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source-Priorit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500,503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600,603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RSeq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curity-Clien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Serve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Verif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Subscription-State</text:p>
          </table:table-cell>
          <table:table-cell office:value-type="string" calcext:value-type="string">
            <text:p>(1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48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2"/>
        <table:table-column table:style-name="co9" table:default-cell-style-name="ce2"/>
        <table:table-column table:style-name="co11" table:default-cell-style-name="ce2"/>
        <table:table-row table:style-name="ro1">
          <table:table-cell/>
          <table:table-cell office:value-type="string" calcext:value-type="string">
            <text:p>Header Fiel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m*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m*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/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Accept-Resource-Priorit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ow-Events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485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ires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olocat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eolocation-Erro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x-Breadth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ME-Vers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Min-Expires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ck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as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cord-Rou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ferred-B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quest-Dispositi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source-Priorit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500,503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/>
          <table:table-cell office:value-type="string" calcext:value-type="string">
            <text:p>600,603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Seq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Clien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Serve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Verif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cription-Sta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upported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upported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48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2"/>
        <table:table-column table:style-name="co12" table:default-cell-style-name="ce2"/>
        <table:table-row table:style-name="ro1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REFER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cept-Resource-Priority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ert-Info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llow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llow-Events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-6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-6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ires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olocatio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eolocation-Error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x-Breadth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ck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ason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,18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erred-By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quest-Disposition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source-Priority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500,5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600,6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try-After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Seq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curity-Clien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curity-Serve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curity-Verify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bscription-Stat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,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orte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c(2)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48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7" table:style-name="ta1">
        <table:table-column table:style-name="co8" table:default-cell-style-name="Default"/>
        <table:table-column table:style-name="co1" table:default-cell-style-name="ce3"/>
        <table:table-column table:style-name="co2" table:default-cell-style-name="ce2"/>
        <table:table-column table:style-name="co13" table:number-columns-repeated="2" table:default-cell-style-name="ce2"/>
        <table:table-row table:style-name="ro1">
          <table:table-cell/>
          <table:table-cell office:value-type="string" calcext:value-type="string">
            <text:p>Header Fiel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PUBLI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m*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m*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*</text:p>
          </table:table-cell>
          <table:table-cell table:style-name="Default"/>
        </table:table-row>
        <table:table-row table:style-name="ro1">
          <table:table-cell office:value-type="string" calcext:value-type="string">
            <text:p>Accept-Resource-Priority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/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office:value-type="string" calcext:value-type="string">
            <text:p>Alert-Info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office:value-type="string" calcext:value-type="string">
            <text:p>Allow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llow-Even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llow-Event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1xx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3xx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t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/>
          <table:table-cell office:value-type="string" calcext:value-type="string">
            <text:p>*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office:value-type="string" calcext:value-type="string">
            <text:p>Error-Info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rror-Info</text:p>
          </table:table-cell>
          <table:table-cell office:value-type="string" calcext:value-type="string">
            <text:p>300-699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office:value-type="string" calcext:value-type="string">
            <text:p>Geolocat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eolocation-Erro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n-Reply-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office:value-type="string" calcext:value-type="string">
            <text:p>Max-Breadth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office:value-type="string" calcext:value-type="string">
            <text:p>Privac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office:value-type="string" calcext:value-type="string">
            <text:p>RAck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as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/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office:value-type="string" calcext:value-type="string">
            <text:p>Record-Rou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ferred-B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ply-To</text:p>
          </table:table-cell>
          <table:table-cell/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office:value-type="string" calcext:value-type="string">
            <text:p>Request-Disposition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ource-Priority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500,503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600,603</text:p>
          </table:table-cell>
          <table:table-cell office:value-type="string" calcext:value-type="string">
            <text:p>o</text:p>
          </table:table-cell>
          <table:table-cell table:style-name="Default"/>
        </table:table-row>
        <table:table-row table:style-name="ro1">
          <table:table-cell office:value-type="string" calcext:value-type="string">
            <text:p>Retry-After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Default"/>
        </table:table-row>
        <table:table-row table:style-name="ro1">
          <table:table-cell office:value-type="string" calcext:value-type="string">
            <text:p>RSeq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Clien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ecurity-Serv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ecurity-Verify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Subscription-State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 table:number-rows-repeated="10484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8" table:style-name="ta1">
        <table:table-column table:style-name="co1" table:default-cell-style-name="Default"/>
        <table:table-column table:style-name="co8" table:default-cell-style-name="ce3"/>
        <table:table-column table:style-name="co2" table:default-cell-style-name="ce2"/>
        <table:table-column table:style-name="co14" table:default-cell-style-name="ce2"/>
        <table:table-row table:style-name="ro1">
          <table:table-cell/>
          <table:table-cell office:value-type="string" calcext:value-type="string">
            <text:p>Header fiel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Encoding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Language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ccept-Resource-Priority</text:p>
          </table:table-cell>
          <table:table-cell office:value-type="string" calcext:value-type="string">
            <text:p>2xx,4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ert-Inf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ert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-Events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Authentication-Info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all-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Call-Inf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tent-Disposition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Encoding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anguage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Length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Content-Typ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CSe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Error-Info</text:p>
          </table:table-cell>
          <table:table-cell office:value-type="string" calcext:value-type="string">
            <text:p>3xx-6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Expire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pires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Geolo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Geolocation-Err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-Reply-T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x-Bread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Max-Forwar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ME-Version</text:p>
          </table:table-cell>
          <table:table-cell office:value-type="string" calcext:value-type="string">
            <text:p>Min-Expire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-Expires</text:p>
          </table:table-cell>
          <table:table-cell office:value-type="string" calcext:value-type="string">
            <text:p>MIME-Version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Prior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Privacy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Proxy-Authoriz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roxy-Requ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ck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a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cord-Route</text:p>
          </table:table-cell>
          <table:table-cell office:value-type="string" calcext:value-type="string">
            <text:p>2xx,18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ferred-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ly-T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quest-Disposi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quire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source-Priority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404,413,480,48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500,5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etry-After</text:p>
          </table:table-cell>
          <table:table-cell office:value-type="string" calcext:value-type="string">
            <text:p>600,6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Rou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Seq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ecurity-Cli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ecurity-Server</text:p>
          </table:table-cell>
          <table:table-cell office:value-type="string" calcext:value-type="string">
            <text:p>421,49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ecurity-Verif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cription-Stat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2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 <text:s/>(w/ Tag)</text:p>
          </table:table-cell>
        </table:table-row>
        <table:table-row table:style-name="ro1">
          <table:table-cell table:number-columns-repeated="2" office:value-type="string" calcext:value-type="string">
            <text:p>Unsupported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User-Agent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WWW-Authenticate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48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4:40:19.022823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01:07.565631332</meta:creation-date>
    <dc:date>2017-02-14T10:03:00.827611204</dc:date>
    <meta:editing-duration>PT19H16M14S</meta:editing-duration>
    <meta:editing-cycles>6</meta:editing-cycles>
    <meta:generator>LibreOffice/5.1.4.2$Linux_X86_64 LibreOffice_project/10m0$Build-2</meta:generator>
    <meta:document-statistic meta:table-count="8" meta:cell-count="2576" meta:object-count="0"/>
  </office:meta>
</office:document-meta>
</file>